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06007D6D0C6E32829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6cm, 0cm, 2.566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956cm" fo:min-width="1.244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66b3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66b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0066b3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65cm" svg:height="1.565cm" draw:transform="rotate (-1.5707963267949) translate (10.789cm 4.708cm)">
          <draw:image xlink:href="Pictures/10000201000001F40000006007D6D0C6E3282960.png" xlink:type="simple" xlink:show="embed" xlink:actuate="onLoad">
            <text:p/>
          </draw:image>
        </draw:frame>
        <draw:line draw:style-name="gr2" draw:text-style-name="P1" draw:layer="layout" svg:x1="6.694cm" svg:y1="3.642cm" svg:x2="10.25cm" svg:y2="4.708cm">
          <text:p/>
        </draw:line>
        <draw:line draw:style-name="gr2" draw:text-style-name="P1" draw:layer="layout" svg:x1="9.996cm" svg:y1="4.632cm" svg:x2="13.044cm" svg:y2="3.896cm">
          <text:p/>
        </draw:line>
        <draw:line draw:style-name="gr3" draw:text-style-name="P1" draw:layer="layout" svg:x1="6.694cm" svg:y1="3.642cm" svg:x2="8.726cm" svg:y2="4.251cm">
          <text:p/>
        </draw:line>
        <draw:line draw:style-name="gr3" draw:text-style-name="P1" draw:layer="layout" svg:x1="9.996cm" svg:y1="4.632cm" svg:x2="11.577cm" svg:y2="4.25cm">
          <text:p/>
        </draw:line>
        <draw:line draw:style-name="gr2" draw:text-style-name="P1" draw:layer="layout" svg:x1="8.171cm" svg:y1="8.498cm" svg:x2="10.01cm" svg:y2="7.947cm">
          <text:p/>
        </draw:line>
        <draw:line draw:style-name="gr2" draw:text-style-name="P1" draw:layer="layout" svg:x1="9.996cm" svg:y1="7.942cm" svg:x2="12.174cm" svg:y2="8.468cm">
          <text:p/>
        </draw:line>
        <draw:line draw:style-name="gr3" draw:text-style-name="P1" draw:layer="layout" svg:x1="8.171cm" svg:y1="8.498cm" svg:x2="9.502cm" svg:y2="8.099cm">
          <text:p/>
        </draw:line>
        <draw:line draw:style-name="gr3" draw:text-style-name="P1" draw:layer="layout" svg:x1="9.996cm" svg:y1="7.942cm" svg:x2="11.577cm" svg:y2="8.324cm">
          <text:p/>
        </draw:line>
        <draw:line draw:style-name="gr4" draw:text-style-name="P1" draw:layer="layout" svg:x1="3.552cm" svg:y1="8.752cm" svg:x2="4.883cm" svg:y2="8.752cm">
          <text:p/>
        </draw:line>
        <draw:line draw:style-name="gr5" draw:text-style-name="P1" draw:layer="layout" svg:x1="3.326cm" svg:y1="8.752cm" svg:x2="6.4cm" svg:y2="8.752cm">
          <text:p/>
        </draw:line>
        <draw:line draw:style-name="gr3" draw:text-style-name="P1" draw:layer="layout" svg:x1="14.533cm" svg:y1="8.722cm" svg:x2="17.362cm" svg:y2="8.976cm">
          <text:p/>
        </draw:line>
        <draw:line draw:style-name="gr3" draw:text-style-name="P1" draw:layer="layout" svg:x1="13.806cm" svg:y1="9.23cm" svg:x2="16.346cm" svg:y2="10.754cm">
          <text:p/>
        </draw:line>
        <draw:line draw:style-name="gr6" draw:text-style-name="P1" draw:layer="layout" svg:x1="13.543cm" svg:y1="9.23cm" svg:x2="14.314cm" svg:y2="10.001cm">
          <text:p/>
        </draw:line>
        <draw:line draw:style-name="gr6" draw:text-style-name="P1" draw:layer="layout" svg:x1="14.06cm" svg:y1="8.976cm" svg:x2="15.076cm" svg:y2="9.484cm">
          <text:p/>
        </draw:line>
        <draw:line draw:style-name="gr6" draw:text-style-name="P1" draw:layer="layout" svg:x1="14.225cm" svg:y1="8.804cm" svg:x2="15.225cm" svg:y2="9.215cm">
          <text:p/>
        </draw:line>
        <draw:line draw:style-name="gr6" draw:text-style-name="P1" draw:layer="layout" svg:x1="14.137cm" svg:y1="8.495cm" svg:x2="15.387cm" svg:y2="8.054cm">
          <text:p/>
        </draw:line>
        <draw:line draw:style-name="gr6" draw:text-style-name="P1" draw:layer="layout" svg:x1="7.964cm" svg:y1="8.863cm" svg:x2="8.89cm" svg:y2="9.004cm">
          <text:p/>
        </draw:line>
        <draw:line draw:style-name="gr6" draw:text-style-name="P1" draw:layer="layout" svg:x1="7.71cm" svg:y1="9.23cm" svg:x2="8.801cm" svg:y2="9.524cm">
          <text:p/>
        </draw:line>
        <draw:custom-shape draw:style-name="gr7" draw:text-style-name="P3" draw:layer="layout" svg:width="2.54cm" svg:height="1.778cm" svg:x="5.692cm" svg:y="7.865cm">
          <text:p text:style-name="P2"><text:span text:style-name="T1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54cm" svg:height="1.778cm" svg:x="11.993cm" svg:y="7.866cm">
          <text:p text:style-name="P2"><text:span text:style-name="T1">Di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32cm" svg:height="1.195cm" svg:x="5.386cm" svg:y="2.88cm">
          <draw:text-box>
            <text:p><text:span text:style-name="T2">e</text:span><text:span text:style-name="T3">-</text:span></text:p>
          </draw:text-box>
        </draw:frame>
        <draw:frame draw:style-name="gr8" draw:text-style-name="P4" draw:layer="layout" svg:width="2.032cm" svg:height="1.195cm" svg:x="13.186cm" svg:y="2.981cm">
          <draw:text-box>
            <text:p><text:span text:style-name="T2">e</text:span><text:span text:style-name="T3">-</text:span></text:p>
          </draw:text-box>
        </draw:frame>
        <draw:frame draw:style-name="gr8" draw:text-style-name="P4" draw:layer="layout" svg:width="2.032cm" svg:height="1.195cm" svg:x="2.486cm" svg:y="8.181cm">
          <draw:text-box>
            <text:p><text:span text:style-name="T2">p</text:span></text:p>
          </draw:text-box>
        </draw:frame>
        <draw:frame draw:style-name="gr9" draw:text-style-name="P4" draw:layer="layout" svg:width="2.032cm" svg:height="1.399cm" svg:x="17.332cm" svg:y="8.339cm">
          <draw:text-box>
            <text:p><text:span text:style-name="T2">h</text:span><text:span text:style-name="T4">1</text:span></text:p>
          </draw:text-box>
        </draw:frame>
        <draw:frame draw:style-name="gr9" draw:text-style-name="P4" draw:layer="layout" svg:width="2.032cm" svg:height="1.399cm" svg:x="16.232cm" svg:y="10.34cm">
          <draw:text-box>
            <text:p><text:span text:style-name="T2">h</text:span><text:span text:style-name="T4">2</text:span></text:p>
          </draw:text-box>
        </draw:frame>
        <draw:frame draw:style-name="gr9" draw:text-style-name="P5" draw:layer="layout" svg:width="2.032cm" svg:height="1.399cm" svg:x="4.024cm" svg:y="7.353cm">
          <draw:text-box>
            <text:p><text:span text:style-name="T5">P</text:span></text:p>
          </draw:text-box>
        </draw:frame>
        <draw:frame draw:style-name="gr9" draw:text-style-name="P5" draw:layer="layout" svg:width="2.032cm" svg:height="1.399cm" svg:x="8.624cm" svg:y="5.454cm">
          <draw:text-box>
            <text:p><text:span text:style-name="T5">q</text:span></text:p>
          </draw:text-box>
        </draw:frame>
        <draw:frame draw:style-name="gr9" draw:text-style-name="P5" draw:layer="layout" svg:width="2.032cm" svg:height="1.399cm" svg:x="8.424cm" svg:y="7.054cm">
          <draw:text-box>
            <text:p><text:span text:style-name="T5">k</text:span></text:p>
          </draw:text-box>
        </draw:frame>
        <draw:frame draw:style-name="gr9" draw:text-style-name="P5" draw:layer="layout" svg:width="2.032cm" svg:height="1.399cm" svg:x="10.824cm" svg:y="7.055cm">
          <draw:text-box>
            <text:p><text:span text:style-name="T5">k’</text:span></text:p>
          </draw:text-box>
        </draw:frame>
        <draw:frame draw:style-name="gr9" draw:text-style-name="P5" draw:layer="layout" svg:width="2.032cm" svg:height="1.399cm" svg:x="15.824cm" svg:y="7.656cm">
          <draw:text-box>
            <text:p><text:span text:style-name="T5">P</text:span><text:span text:style-name="T6">1</text:span></text:p>
          </draw:text-box>
        </draw:frame>
        <draw:frame draw:style-name="gr9" draw:text-style-name="P5" draw:layer="layout" svg:width="2.032cm" svg:height="1.399cm" svg:x="14.624cm" svg:y="9.957cm">
          <draw:text-box>
            <text:p><text:span text:style-name="T5">P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18:37:26.100879539</meta:creation-date>
    <dc:date>2020-04-26T18:37:51.109261428</dc:date>
    <meta:editing-duration>PT25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